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Standard">
      <style:text-properties style:font-name="Verdana" fo:font-size="8pt" fo:font-weight="bold" style:font-size-asian="8pt" style:font-weight-asian="bold" style:font-size-complex="8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>
      <style:text-properties style:language-asian="zh" style:country-asian="TW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utton</text:h>
      <text:p text:style-name="P18"><text:span text:style-name="Source_20_Text"><text:span text:style-name="Source_20_Text">Button</text:span></text:span> is made by <text:a xlink:type="simple" xlink:href="#Parts (3 x 3 grid)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17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4"><text:span text:style-name="Source_20_Text">z-button</text:span></text:p>
          </table:table-cell>
          <table:table-cell table:style-name="Table3.A2" office:value-type="string">
            <text:p text:style-name="P4"><text:span text:style-name="Source_20_Text">-over</text:span></text:p>
          </table:table-cell>
          <table:table-cell table:style-name="Table3.A2" office:value-type="string">
            <text:p text:style-name="P4"><text:span text:style-name="Source_20_Text">-clk</text:span></text:p>
          </table:table-cell>
          <table:table-cell table:style-name="Table3.A2" office:value-type="string">
            <text:p text:style-name="P4"><text:span text:style-name="Source_20_Text">-focus</text:span></text:p>
          </table:table-cell>
          <table:table-cell table:style-name="Table3.A2" office:value-type="string">
            <text:p text:style-name="P4"><text:span text:style-name="Source_20_Text"/></text:p>
          </table:table-cell>
          <table:table-cell table:style-name="Table3.G2" office:value-type="string">
            <text:p text:style-name="P4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/>
          </table:table-cell>
          <table:table-cell table:style-name="Table3.G2" office:value-type="string">
            <text:p text:style-name="P4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8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2">font-size: <text:span text:style-name="T2">${fontSizeM}</text:span>; </text:p>
            <text:p text:style-name="P12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4">tl</text:span>, </text:p>
            <text:p text:style-name="P3"><text:soft-page-break/>.z-button .z-button-<text:span text:style-name="T4">tr</text:span>, </text:p>
            <text:p text:style-name="P3">.z-button .z-button-<text:span text:style-name="T4">bl</text:span>, </text:p>
            <text:p text:style-name="P3">.z-button .z-button-<text:span text:style-name="T4">br</text:span></text:p>
          </table:table-cell>
          <table:table-cell table:style-name="Table17.B2" office:value-type="string">
            <text:p text:style-name="P2">Cor<text:span text:style-name="T5">ner graph</text:span></text:p>
          </table:table-cell>
          <table:table-cell table:style-name="Table17.C2" office:value-type="string">
            <text:p text:style-name="P9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tm</text:span>, </text:p>
            <text:p text:style-name="P3">.z-button .z-button-<text:span text:style-name="T4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cl</text:span>, </text:p>
            <text:p text:style-name="P3">.z-button .z-button-<text:span text:style-name="T4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9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4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0">Example:</text:p>
      <text:p text:style-name="Code">&lt;style&gt;</text:p>
      <text:p text:style-name="Code">.z-button .z-button-tl, .z-button .z-button-tr, .z-button .z-button-bl, .z-button .z-button-br,</text:p>
      <text:p text:style-name="Code">.z-button .z-button-tm, .z-button .z-button-bm, .z-button .z-button-cl, .z-button .z-button-cr {</text:p>
      <text:p text:style-name="Code"><text:s text:c="4"/>background-image:none; background-color:#008bb6; </text:p>
      <text:p text:style-name="Code">}</text:p>
      <text:p text:style-name="Code">.z-button .z-button-cm { </text:p>
      <text:p text:style-name="Code"><text:s text:c="4"/>background-image:none; background-color:#c1c2c3; </text:p>
      <text:p text:style-name="Code"><text:span text:style-name="T6">}</text:span> </text:p>
      <text:p text:style-name="Code"><draw:frame draw:style-name="fr1" draw:name="graphics31" text:anchor-type="paragraph" svg:x="12.213cm" svg:y="0.826cm" svg:width="2.831cm" svg:height="1.191cm" draw:z-index="2"><draw:image xlink:href="../images/button3.gif" xlink:type="simple" xlink:show="embed" xlink:actuate="onLoad"/></draw:frame>&lt;/style&gt;</text:p>
      <text:p text:style-name="Code"/>
      <text:p text:style-name="P16"/>
      <text:p text:style-name="Code"><draw:frame draw:style-name="fr1" draw:name="graphics41" text:anchor-type="paragraph" svg:x="13.111cm" svg:y="4.152cm" svg:width="3.572cm" svg:height="2.037cm" draw:z-index="3"><draw:image xlink:href="../images/button4.gif" xlink:type="simple" xlink:show="embed" xlink:actuate="onLoad"/></draw:frame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5:37</dc:date>
    <meta:editing-cycles>16</meta:editing-cycles>
    <meta:editing-duration>PT3H16M5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65" meta:word-count="324" meta:character-count="1855"/>
  </office:meta>
</office:document-meta>
</file>